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122" officeooo:paragraph-rsid="001cd122"/>
    </style:style>
    <style:style style:name="P2" style:family="paragraph" style:parent-style-name="Standard">
      <style:text-properties fo:language="el" fo:country="GR" officeooo:rsid="001cd122" officeooo:paragraph-rsid="001cd122"/>
    </style:style>
    <style:style style:name="P3" style:family="paragraph" style:parent-style-name="Standard">
      <style:text-properties fo:language="el" fo:country="GR" officeooo:rsid="001d47f3" officeooo:paragraph-rsid="001d47f3"/>
    </style:style>
    <style:style style:name="P4" style:family="paragraph" style:parent-style-name="Standard">
      <style:text-properties fo:language="en" fo:country="US" officeooo:rsid="001f3f0c" officeooo:paragraph-rsid="001f3f0c"/>
    </style:style>
    <style:style style:name="P5" style:family="paragraph" style:parent-style-name="Standard">
      <style:text-properties fo:language="en" fo:country="US" officeooo:rsid="00212d13" officeooo:paragraph-rsid="00212d13"/>
    </style:style>
    <style:style style:name="P6" style:family="paragraph" style:parent-style-name="Standard">
      <style:text-properties fo:language="el" fo:country="GR" officeooo:rsid="001f3f0c" officeooo:paragraph-rsid="001f3f0c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212d13"/>
    </style:style>
    <style:style style:name="T3" style:family="text">
      <style:text-properties fo:language="en" fo:country="US"/>
    </style:style>
    <style:style style:name="T4" style:family="text">
      <style:text-properties officeooo:rsid="00212d13"/>
    </style:style>
    <style:style style:name="T5" style:family="text">
      <style:text-properties officeooo:rsid="0021c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Ονοματεπώνυμο: <text:span text:style-name="T5">Κοκονός Κωνσταντίνος</text:span></text:p>
      <text:p text:style-name="P2">ΑΜ:<text:span text:style-name="T5">1115201400287</text:span></text:p>
      <text:p text:style-name="P2"/>
      <text:p text:style-name="P2"/>
      <text:p text:style-name="P2"/>
      <text:p text:style-name="P3">Η εργασία αποτελείται από 3 αρχεία:</text:p>
      <text:p text:style-name="P4"><text:span text:style-name="T1">Το </text:span>classes.h <text:span text:style-name="T1">περιέχει τους ορισμούς των ζητούμενων κλάσεων (και κάποιες </text:span>inline <text:span text:style-name="T1">συναρτήσεις τους).</text:span></text:p>
      <text:p text:style-name="P4"><text:span text:style-name="T1">Το </text:span>classes.cpp <text:span text:style-name="T1">περιέχει τα σώματα των (υπόλοιπων) συναρτήσεων-μελών των κλάσεων.</text:span></text:p>
      <text:p text:style-name="P5"><text:span text:style-name="T1">Το </text:span>askisi1.cpp <text:span text:style-name="T1">υλοποιεί τη ζητούμενη </text:span>main.</text:p>
      <text:p text:style-name="P6"/>
      <text:p text:style-name="P4"><text:span text:style-name="T1">Συνολικά, έχουν κατασκευαστεί 8 κλάσεις (</text:span>up_quark, down_quark, gluon, proton, netron, electron, nucleus <text:span text:style-name="T1">και </text:span>atom),<text:span text:style-name="T1"> γίνονται όλες οι ζητούμενες εκτυπώσεις </text:span><text:span text:style-name="T2">και στη </text:span><text:span text:style-name="T4">main </text:span><text:span text:style-name="T2">υπάρχουν (σχολιασμένα) οι κλήσεις δημιουργίας αντικειμένων και των 8 αυτών κλάσεων (για επαλήθευση λειτουργίας).</text:span></text:p>
      <text:p text:style-name="P3"/>
      <text:p text:style-name="P3"/>
      <text:p text:style-name="P3">Η εργασία υποστηρίζει όλα τα ζητούμενα της εκφώνησης και το αρχικό πλήθος των ατόμων που κατασκευάζει, το ζητά από το χρήστη και το διαβάζει με την εντολή <text:span text:style-name="T3">cin.</text:span></text:p>
      <text:p text:style-name="P2"/>
      <text:p text:style-name="P2"/>
      <text:p text:style-name="P2">Εντολές μεταγλώττισης:</text:p>
      <text:p text:style-name="P1">g++ -c classes.cpp<text:tab/><text:tab/><text:span text:style-name="T3"><text:tab/>(</text:span><text:span text:style-name="T1">δημιουργεί το </text:span><text:span text:style-name="T3">classes.o)</text:span></text:p>
      <text:p text:style-name="P1">g++ -c askisi1.cpp<text:tab/><text:tab/><text:tab/><text:span text:style-name="T3">(</text:span><text:span text:style-name="T1">δημιουργεί το </text:span><text:span text:style-name="T3">askisi1.o)</text:span></text:p>
      <text:p text:style-name="P1">g++ -o ektel classes.o askisi1.o<text:tab/><text:span text:style-name="T3">(</text:span><text:span text:style-name="T1">δημιουργεί το </text:span><text:span text:style-name="T3">ektel)</text:span></text:p>
      <text:p text:style-name="P1">./<text:span text:style-name="T3">ektel<text:tab/><text:tab/><text:tab/><text:tab/><text:tab/>(</text:span><text:span text:style-name="T1">εκτελεί το </text:span><text:span text:style-name="T3">ektel –</text:span><text:span text:style-name="T1"> που βρίσκεται στο τρέχον </text:span><text:span text:style-name="T3">directo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8S</meta:editing-duration>
    <meta:editing-cycles>7</meta:editing-cycles>
    <meta:generator>LibreOffice/5.2.3.3$Windows_X86_64 LibreOffice_project/d54a8868f08a7b39642414cf2c8ef2f228f780cf</meta:generator>
    <dc:date>2016-12-10T15:55:16.257000000</dc:date>
    <meta:document-statistic meta:table-count="0" meta:image-count="0" meta:object-count="0" meta:page-count="1" meta:paragraph-count="13" meta:word-count="134" meta:character-count="978" meta:non-whitespace-character-count="848"/>
    <meta:user-defined meta:name="Info 1"/>
    <meta:user-defined meta:name="Info 2"/>
    <meta:user-defined meta:name="Info 3"/>
    <meta:user-defined meta:name="Info 4"/>
  </office:meta>
</office:document-meta>
</file>